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rsid="0016b7ee" officeooo:paragraph-rsid="0016b7ee"/>
    </style:style>
    <style:style style:name="P3" style:family="paragraph" style:parent-style-name="Standard">
      <style:text-properties officeooo:rsid="001451ef" officeooo:paragraph-rsid="001451ef"/>
    </style:style>
    <style:style style:name="P4" style:family="paragraph" style:parent-style-name="Standard">
      <style:text-properties officeooo:rsid="001464f1" officeooo:paragraph-rsid="001464f1"/>
    </style:style>
    <style:style style:name="P5" style:family="paragraph" style:parent-style-name="Standard">
      <style:text-properties officeooo:rsid="0016350d" officeooo:paragraph-rsid="0016350d"/>
    </style:style>
    <style:style style:name="P6" style:family="paragraph" style:parent-style-name="Standard">
      <style:text-properties officeooo:rsid="0016b7ee" officeooo:paragraph-rsid="0016b7ee"/>
    </style:style>
    <style:style style:name="P7" style:family="paragraph" style:parent-style-name="Standard">
      <style:text-properties officeooo:rsid="0018869d" officeooo:paragraph-rsid="0018869d"/>
    </style:style>
    <style:style style:name="P8" style:family="paragraph" style:parent-style-name="Standard">
      <style:text-properties officeooo:rsid="001b2380" officeooo:paragraph-rsid="001b2380"/>
    </style:style>
    <style:style style:name="P9" style:family="paragraph" style:parent-style-name="Standard">
      <style:text-properties officeooo:rsid="001b2380" officeooo:paragraph-rsid="001b2380" fo:background-color="transparent"/>
    </style:style>
    <style:style style:name="P10" style:family="paragraph" style:parent-style-name="Text_20_body">
      <style:text-properties officeooo:rsid="001451ef" officeooo:paragraph-rsid="001451ef"/>
    </style:style>
    <style:style style:name="P11" style:family="paragraph" style:parent-style-name="Text_20_body">
      <style:text-properties officeooo:rsid="0016350d" officeooo:paragraph-rsid="0016350d"/>
    </style:style>
    <style:style style:name="P12" style:family="paragraph" style:parent-style-name="Text_20_body">
      <style:text-properties officeooo:rsid="0016b7ee" officeooo:paragraph-rsid="0016b7ee"/>
    </style:style>
    <style:style style:name="P13" style:family="paragraph" style:parent-style-name="Text_20_body">
      <style:text-properties officeooo:rsid="001b2380" officeooo:paragraph-rsid="001b2380"/>
    </style:style>
    <style:style style:name="T1" style:family="text">
      <style:text-properties officeooo:rsid="0016350d"/>
    </style:style>
    <style:style style:name="T2" style:family="text">
      <style:text-properties officeooo:rsid="0018869d"/>
    </style:style>
    <style:style style:name="T3" style:family="text">
      <style:text-properties officeooo:rsid="001a4e87"/>
    </style:style>
    <style:style style:name="T4" style:family="text">
      <style:text-properties fo:color="#c792ea" loext:opacity="100%" fo:font-style="italic"/>
    </style:style>
    <style:style style:name="T5" style:family="text">
      <style:text-properties fo:color="#89ddff" loext:opacity="100%"/>
    </style:style>
    <style:style style:name="T6" style:family="text">
      <style:text-properties fo:color="#82aaff" loext:opacity="100%"/>
    </style:style>
    <style:style style:name="T7" style:family="text">
      <style:text-properties fo:color="#f78c6c" loext:opacity="100%"/>
    </style:style>
    <style:style style:name="T8" style:family="text">
      <style:text-properties fo:color="#c3e88d"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in partie modiff</text:p>
      <text:p text:style-name="Standard">char finPartie(char couleur) {</text:p>
      <text:p text:style-name="Standard">boolean fin = true;</text:p>
      <text:p text:style-name="Standard">for (int i = 0; i &lt; SIZE; i++) {</text:p>
      <text:p text:style-name="Standard">for (int j = 0; j &lt; SIZE; j++) {</text:p>
      <text:p text:style-name="Standard">if (state[i][j] != 'R' &amp;&amp; state[i][j] != '.') {</text:p>
      <text:p text:style-name="Standard">if (possibleDests(couleur, i, j)[0] != "") {</text:p>
      <text:p text:style-name="Standard">fin = false;</text:p>
      <text:p text:style-name="Standard">break;</text:p>
      <text:p text:style-name="Standard">}</text:p>
      <text:p text:style-name="Standard">}</text:p>
      <text:p text:style-name="Standard">}</text:p>
      <text:p text:style-name="Standard">}</text:p>
      <text:p text:style-name="Standard">if (fin) {</text:p>
      <text:p text:style-name="Standard">return 'R';</text:p>
      <text:p text:style-name="Standard">} else {</text:p>
      <text:p text:style-name="Standard">fin = true;</text:p>
      <text:p text:style-name="Standard">for (int i = 0; i &lt; SIZE; i++) {</text:p>
      <text:p text:style-name="Standard">for (int j = 0; j &lt; SIZE; j++) {</text:p>
      <text:p text:style-name="Standard">if (state[i][j] != couleur &amp;&amp; state[i][j] != '.') {</text:p>
      <text:p text:style-name="Standard">fin = false;</text:p>
      <text:p text:style-name="Standard">break;</text:p>
      <text:p text:style-name="Standard">}</text:p>
      <text:p text:style-name="Standard">}</text:p>
      <text:p text:style-name="Standard">}</text:p>
      <text:p text:style-name="Standard">if (fin) {</text:p>
      <text:p text:style-name="Standard">return couleur;</text:p>
      <text:p text:style-name="Standard">} else {</text:p>
      <text:p text:style-name="Standard">return '.';</text:p>
      <text:p text:style-name="Standard">}</text:p>
      <text:p text:style-name="Standard">}</text:p>
      <text:p text:style-name="P13"/>
      <text:p text:style-name="P3">IA2 <text:span text:style-name="T3">OUI mais besoin modiff</text:span></text:p>
      <text:p text:style-name="P3"/>
      <text:p text:style-name="P10">Cette méthode jouerIA choisit de manière aléatoire une case sur le plateau qui contient un pion de la couleur de l'IA, et ensuite choisit de manière aléatoire une case de destination. Elle utilise ensuite la méthode deplace pour essayer de déplacer le pion vers la case de destination. Si le déplacement est possible, la boucle est interrompue et le tour de l'IA est terminé. Sinon, le processus est répété jusqu'à ce qu'un déplacement valide soit effectué.</text:p>
      <text:p text:style-name="Text_20_body">Il est important de noter que cette méthode n'est pas très efficace et n'offre pas une bonne performance pour l'IA, il est important de l'améliorer pour obtenir de meilleurs résultats.</text:p>
      <text:p text:style-name="P3"/>
      <text:p text:style-name="P3">Code</text:p>
      <text:p text:style-name="P3"/>
      <text:p text:style-name="P3">public void jouerIA(char couleur) {</text:p>
      <text:p text:style-name="P3"><text:s text:c="4"/>Random rand = new Random();</text:p>
      <text:p text:style-name="P3"><text:s text:c="4"/>boolean moveDone = false;</text:p>
      <text:p text:style-name="P3"><text:s text:c="4"/>while (!moveDone) {</text:p>
      <text:p text:style-name="P3"><text:s text:c="8"/>int x = rand.nextInt(SIZE);</text:p>
      <text:p text:style-name="P3"><text:soft-page-break/><text:s text:c="8"/>int y = rand.nextInt(SIZE);</text:p>
      <text:p text:style-name="P3"><text:s text:c="8"/>if (state[x][y] == couleur) {</text:p>
      <text:p text:style-name="P3"><text:s text:c="12"/>int x2 = rand.nextInt(SIZE);</text:p>
      <text:p text:style-name="P3"><text:s text:c="12"/>int y2 = rand.nextInt(SIZE);</text:p>
      <text:p text:style-name="P3"><text:s text:c="12"/>if (deplace(couleur, "" + (char)(x+'A') + y, "" + (char)(x2+'A') + y2, ModeMvt.REAL) == Result.OK) {</text:p>
      <text:p text:style-name="P3"><text:s text:c="16"/>moveDone = true;</text:p>
      <text:p text:style-name="P3"><text:s text:c="12"/>}</text:p>
      <text:p text:style-name="P3"><text:s text:c="8"/>}</text:p>
      <text:p text:style-name="P3"><text:s text:c="4"/>}</text:p>
      <text:p text:style-name="P3">}</text:p>
      <text:p text:style-name="P3"/>
      <text:p text:style-name="P3"/>
      <text:p text:style-name="P3"/>
      <text:p text:style-name="P3"/>
      <text:p text:style-name="P8">IA 2342 Marche a moitié</text:p>
      <text:p text:style-name="Standard"/>
      <text:p text:style-name="Standard">String[] jouerIA(char couleur) {</text:p>
      <text:p text:style-name="Standard">Random rand = new Random();</text:p>
      <text:p text:style-name="Standard">String[] mvt = new String[2];</text:p>
      <text:p text:style-name="Standard">boolean found = false;</text:p>
      <text:p text:style-name="Standard">while(!found) {</text:p>
      <text:p text:style-name="Standard">int idLettre = rand.nextInt(6);</text:p>
      <text:p text:style-name="Standard">int idCol = rand.nextInt(6);</text:p>
      <text:p text:style-name="Standard">if(state[idLettre][idCol] == couleur) {</text:p>
      <text:p text:style-name="Standard">String[] dests = possibleDests(couleur, idLettre, idCol);</text:p>
      <text:p text:style-name="Standard">for(int i = 0; i &lt; dests.length; i++) {</text:p>
      <text:p text:style-name="Standard">if(state[dests[i].charAt(0) - 'A'][dests[i].charAt(1) - '0'] == '.') {</text:p>
      <text:p text:style-name="Standard">mvt[0] = "" + (char)(idLettre + 'A') + idCol;</text:p>
      <text:p text:style-name="Standard">mvt[1] = dests[i];</text:p>
      <text:p text:style-name="Standard">found = true;</text:p>
      <text:p text:style-name="Standard">break;</text:p>
      <text:p text:style-name="Standard">}</text:p>
      <text:p text:style-name="Standard">}</text:p>
      <text:p text:style-name="Standard">}</text:p>
      <text:p text:style-name="Standard">}</text:p>
      <text:p text:style-name="Standard">return mvt;</text:p>
      <text:p text:style-name="Standard">}</text:p>
      <text:p text:style-name="P9"/>
      <text:p text:style-name="P3"/>
      <text:p text:style-name="P3"/>
      <text:p text:style-name="P3"/>
      <text:p text:style-name="P3"/>
      <text:p text:style-name="P3"/>
      <text:p text:style-name="P3"/>
      <text:p text:style-name="P4">AI3 <text:span text:style-name="T3">NON</text:span></text:p>
      <text:p text:style-name="P4">Ce qui se passe c'est que cette méthode parcoure toutes les cases de la grille de jeu pour trouver une case départ contenant un pion de la couleur spécifiée, puis il parcoure toutes les cases de la grille à nouveau pour trouver une case de destination valide pour le pion, en utilisant la méthode deplace() pour vérifier si le mouvement est valide. Si un mouvement valide est trouvé, il est retourné sous forme de tableau de chaînes de caractères contenant les coordonnées de la case de départ et de destination. Sinon, la méthode retourne null.</text:p>
      <text:p text:style-name="P4"><text:soft-page-break/></text:p>
      <text:p text:style-name="P4">Code </text:p>
      <text:p text:style-name="P4"/>
      <text:p text:style-name="P4">public String[] jouerIA(char couleur) {</text:p>
      <text:p text:style-name="P4"><text:s text:c="4"/>String[] move = new String[2];</text:p>
      <text:p text:style-name="P4"><text:s text:c="4"/>// Boucle pour trouver un mouvement valide pour la couleur spécifiée</text:p>
      <text:p text:style-name="P4"><text:s text:c="4"/>for (int i = 0; i &lt; SIZE; i++) {</text:p>
      <text:p text:style-name="P4"><text:s text:c="8"/>for (int j = 0; j &lt; SIZE; j++) {</text:p>
      <text:p text:style-name="P4"><text:s text:c="12"/>if (state[i][j] == couleur) {</text:p>
      <text:p text:style-name="P4"><text:s text:c="16"/>move[0] = "" + (char) (i + 'A') + j;</text:p>
      <text:p text:style-name="P4"><text:s text:c="16"/>// Boucle pour trouver une case de destination valide</text:p>
      <text:p text:style-name="P4"><text:s text:c="16"/>for (int k = 0; k &lt; SIZE; k++) {</text:p>
      <text:p text:style-name="P4"><text:s text:c="20"/>for (int l = 0; l &lt; SIZE; l++) {</text:p>
      <text:p text:style-name="P4"><text:s text:c="24"/>if (state[k][l] == '.') {</text:p>
      <text:p text:style-name="P4"><text:s text:c="28"/>move[1] = "" + (char) (k + 'A') + l;</text:p>
      <text:p text:style-name="P4"><text:s text:c="28"/>Result result = deplace(couleur, move[0], move[1], ModeMvt.SIMU);</text:p>
      <text:p text:style-name="P4"><text:s text:c="28"/>if (result == Result.OK) {</text:p>
      <text:p text:style-name="P4"><text:s text:c="32"/>return move;</text:p>
      <text:p text:style-name="P4"><text:s text:c="28"/>}</text:p>
      <text:p text:style-name="P4"><text:s text:c="24"/>}</text:p>
      <text:p text:style-name="P4"><text:s text:c="20"/>}</text:p>
      <text:p text:style-name="P4"><text:s text:c="16"/>}</text:p>
      <text:p text:style-name="P4"><text:s text:c="12"/>}</text:p>
      <text:p text:style-name="P4"><text:s text:c="8"/>}</text:p>
      <text:p text:style-name="P4"><text:s text:c="4"/>}</text:p>
      <text:p text:style-name="P4"><text:s text:c="4"/>return null;</text:p>
      <text:p text:style-name="P4">}</text:p>
      <text:p text:style-name="P4"/>
      <text:p text:style-name="P5">IA4 NON</text:p>
      <text:p text:style-name="P5"/>
      <text:p text:style-name="P11">Dans cette version, on utilise une boucle pour parcourir tous les pions de la couleur spécifiée, et pour chaque pion, on génère une liste de mouvements possibles en utilisant une méthode generatePossibleMoves. Ensuite, on choisit un mouvement au hasard parmi les mouvements possibles et on l'ajoute à la liste de mouvements. Finalement, on convertit la liste en tableau pour retourner.</text:p>
      <text:p text:style-name="Text_20_body">Il faut noter qu'il faut créer une méthode generatePossibleMoves qui prend en paramètre la position d'un pion et qui retourne une liste de mouvements possibles. Il faut aussi ajouter cette méthode dans la classe.</text:p>
      <text:p text:style-name="P5">Code</text:p>
      <text:p text:style-name="P5"/>
      <text:p text:style-name="P5">String[] jouerIA(char couleur) {</text:p>
      <text:p text:style-name="P5"><text:s text:c="4"/>List&lt;String&gt; moves = new ArrayList&lt;&gt;();</text:p>
      <text:p text:style-name="P5"><text:s text:c="4"/>Random rand = new Random();</text:p>
      <text:p text:style-name="P5"/>
      <text:p text:style-name="P5"><text:s text:c="4"/>for (int i = 0; i &lt; SIZE; i++) {</text:p>
      <text:p text:style-name="P5"><text:s text:c="8"/>for (int j = 0; j &lt; SIZE; j++) {</text:p>
      <text:p text:style-name="P5"><text:s text:c="12"/>if (state[i][j] == couleur) {</text:p>
      <text:p text:style-name="P5"><text:s text:c="16"/>// Génère une liste de mouvements possibles pour ce pion</text:p>
      <text:p text:style-name="P5"><text:s text:c="16"/>List&lt;String&gt; possibleMoves = generatePossibleMoves(i, j);</text:p>
      <text:p text:style-name="P5"><text:s text:c="16"/>if (!possibleMoves.isEmpty()) {</text:p>
      <text:p text:style-name="P5"><text:soft-page-break/><text:s text:c="20"/>// Choisit un mouvement au hasard parmi les mouvements possibles</text:p>
      <text:p text:style-name="P5"><text:s text:c="20"/>String move = possibleMoves.get(rand.nextInt(possibleMoves.size()));</text:p>
      <text:p text:style-name="P5"><text:s text:c="20"/>moves.add(move);</text:p>
      <text:p text:style-name="P5"><text:s text:c="16"/>}</text:p>
      <text:p text:style-name="P5"><text:s text:c="12"/>}</text:p>
      <text:p text:style-name="P5"><text:s text:c="8"/>}</text:p>
      <text:p text:style-name="P5"><text:s text:c="4"/>}</text:p>
      <text:p text:style-name="P5"/>
      <text:p text:style-name="P5"><text:s text:c="4"/>return moves.toArray(new String[0]);</text:p>
      <text:p text:style-name="P5">}</text:p>
      <text:p text:style-name="P5"/>
      <text:p text:style-name="P6">IA5 NON</text:p>
      <text:p text:style-name="P6"/>
      <text:p text:style-name="P6">code</text:p>
      <text:p text:style-name="P6">public String[] jouerIA(char couleur) {</text:p>
      <text:p text:style-name="P6"><text:s text:c="4"/>// Initialisation des variables pour stocker les meilleurs déplacements</text:p>
      <text:p text:style-name="P6"><text:s text:c="4"/>int bestScore = Integer.MIN_VALUE;</text:p>
      <text:p text:style-name="P6"><text:s text:c="4"/>int[] bestMove = {-1, -1, -1, -1};</text:p>
      <text:p text:style-name="P6"/>
      <text:p text:style-name="P6"><text:s text:c="4"/>// Boucle pour parcourir tous les déplacements possibles</text:p>
      <text:p text:style-name="P6"><text:s text:c="4"/>for (int i = 0; i &lt; SIZE; i++) {</text:p>
      <text:p text:style-name="P6"><text:s text:c="8"/>for (int j = 0; j &lt; SIZE; j++) {</text:p>
      <text:p text:style-name="P6"><text:s text:c="12"/>if (state[i][j] == couleur) {</text:p>
      <text:p text:style-name="P6"><text:s text:c="16"/>for (int k = 0; k &lt; SIZE; k++) {</text:p>
      <text:p text:style-name="P6"><text:s text:c="20"/>for (int l = 0; l &lt; SIZE; l++) {</text:p>
      <text:p text:style-name="P6"><text:s text:c="24"/>if (state[k][l] == VIDE) {</text:p>
      <text:p text:style-name="P6"><text:s text:c="28"/>// Simuler le déplacement</text:p>
      <text:p text:style-name="P6"><text:s text:c="28"/>Result result = deplace(couleur, "" + (char)(i + 'A') + j, "" + (char)(k + 'A') + l, ModeMvt.SIMU);</text:p>
      <text:p text:style-name="P6"><text:s text:c="28"/>if (result == Result.OK) {</text:p>
      <text:p text:style-name="P6"><text:s text:c="32"/>// Evaluer le score de l'état de la grille après le déplacement</text:p>
      <text:p text:style-name="P6"><text:s text:c="32"/>int score = evaluate();</text:p>
      <text:p text:style-name="P6"><text:s text:c="32"/>if (score &gt; bestScore) {</text:p>
      <text:p text:style-name="P6"><text:s text:c="36"/>bestScore = score;</text:p>
      <text:p text:style-name="P6"><text:s text:c="36"/>bestMove = new int[]{i, j, k, l};</text:p>
      <text:p text:style-name="P6"><text:s text:c="32"/>}</text:p>
      <text:p text:style-name="P6"><text:s text:c="28"/>}</text:p>
      <text:p text:style-name="P6"><text:s text:c="24"/>}</text:p>
      <text:p text:style-name="P6"><text:s text:c="20"/>}</text:p>
      <text:p text:style-name="P6"><text:s text:c="16"/>}</text:p>
      <text:p text:style-name="P6"><text:s text:c="12"/>}</text:p>
      <text:p text:style-name="P6"><text:s text:c="8"/>}</text:p>
      <text:p text:style-name="P6"><text:s text:c="4"/>}</text:p>
      <text:p text:style-name="P6"/>
      <text:p text:style-name="P6"><text:s text:c="4"/>// Effectuer le meilleur déplacement</text:p>
      <text:p text:style-name="P6"><text:s text:c="4"/>if (bestMove[0] != -1 &amp;&amp; bestMove[1] != -1 &amp;&amp; bestMove[2] != -1 &amp;&amp; bestMove[3] != -1) {</text:p>
      <text:p text:style-name="P6"><text:s text:c="8"/>deplace(couleur, "" + (char)(bestMove[0] + 'A') + bestMove[1], "" + (char)(bestMove[2] + 'A') + bestMove[3], ModeMvt.REAL);</text:p>
      <text:p text:style-name="P6"><text:s text:c="8"/>return new String[]{"" + (char)(bestMove[0] + 'A') + bestMove[1], "" + (char)(bestMove[2] + 'A') + bestMove[3]};</text:p>
      <text:p text:style-name="P6"><text:s text:c="4"/>} else {</text:p>
      <text:p text:style-name="P6"><text:s text:c="8"/>return new String[]{};</text:p>
      <text:p text:style-name="P6"><text:soft-page-break/><text:s text:c="4"/>}</text:p>
      <text:p text:style-name="P6">}</text:p>
      <text:p text:style-name="P6"/>
      <text:p text:style-name="P6"/>
      <text:p text:style-name="P6">marche avec la fonction </text:p>
      <text:p text:style-name="P6">code</text:p>
      <text:p text:style-name="P2"><text:span text:style-name="Source_20_Text"><text:s text:c="4"/>public int evaluate(char couleur) {</text:span></text:p>
      <text:p text:style-name="Preformatted_20_Text"><text:span text:style-name="Source_20_Text"><text:s text:c="8"/>int score = 0;</text:span></text:p>
      <text:p text:style-name="Preformatted_20_Text"><text:span text:style-name="Source_20_Text"><text:s text:c="8"/>for (int i = 0; i &lt; SIZE; i++) {</text:span></text:p>
      <text:p text:style-name="Preformatted_20_Text"><text:span text:style-name="Source_20_Text"><text:s text:c="12"/>for (int j = 0; j &lt; SIZE; j++) {</text:span></text:p>
      <text:p text:style-name="Preformatted_20_Text"><text:span text:style-name="Source_20_Text"><text:s text:c="16"/>if (state[i][j] == couleur) {</text:span></text:p>
      <text:p text:style-name="Preformatted_20_Text"><text:span text:style-name="Source_20_Text"><text:s text:c="20"/>score++;</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return score;</text:span></text:p>
      <text:p text:style-name="P1"><text:span text:style-name="Source_20_Text"><text:s text:c="4"/>}</text:span></text:p>
      <text:p text:style-name="P6"/>
      <text:p text:style-name="P6">IA6 <text:span text:style-name="T2">NON</text:span></text:p>
      <text:p text:style-name="P6"><text:s/></text:p>
      <text:p text:style-name="P12">Dans cette version, lorsque la méthode <text:span text:style-name="Source_20_Text">jouerIA(char couleur)</text:span> est appelée, elle utilise un algorithme minimax pour parcourir tous les coups possibles, simuler chacun d'entre eux et utiliser la fonction <text:span text:style-name="Source_20_Text">evaluate()</text:span> pour évaluer leur performance. Le meilleur coup est ensuite joué en utilisant la méthode <text:span text:style-name="Source_20_Text">deplace(couleur, src, dest, ModeMvt.REAL)</text:span>.</text:p>
      <text:p text:style-name="Text_20_body">Il est important de noter que cette version nécessite d'ajouter la fonction <text:span text:style-name="Source_20_Text">evaluate()</text:span> pour fonctionner correctement.</text:p>
      <text:p text:style-name="P6"/>
      <text:p text:style-name="P6">Code</text:p>
      <text:p text:style-name="P6"/>
      <text:p text:style-name="P6">public String[] jouerIA(char couleur) {</text:p>
      <text:p text:style-name="P6"/>
      <text:p text:style-name="P6"><text:s text:c="4"/>// Initialisation des variables nécessaires pour l'algorithme minimax</text:p>
      <text:p text:style-name="P6"><text:s text:c="4"/>int maxDepth = 5; // Profondeur de recherche maximale</text:p>
      <text:p text:style-name="P6"><text:s text:c="4"/>int currentDepth = 0; // Profondeur actuelle</text:p>
      <text:p text:style-name="P6"><text:s text:c="4"/>int bestScore = Integer.MIN_VALUE; // Meilleur score trouvé</text:p>
      <text:p text:style-name="P6"><text:s text:c="4"/>String[] bestMove = new String[2]; // Meilleur coup trouvé</text:p>
      <text:p text:style-name="P6"><text:s text:c="4"/>String[] possibleMoves = getAllPossibleMoves(couleur); // Tous les coups possibles</text:p>
      <text:p text:style-name="P6"/>
      <text:p text:style-name="P6"><text:s text:c="4"/>// Boucle sur tous les coups possibles</text:p>
      <text:p text:style-name="P6"><text:s text:c="4"/>for (String move : possibleMoves) {</text:p>
      <text:p text:style-name="P6"><text:s text:c="8"/>String[] moveCoordinates = move.split(",");</text:p>
      <text:p text:style-name="P6"><text:s text:c="8"/>String src = moveCoordinates[0];</text:p>
      <text:p text:style-name="P6"><text:s text:c="8"/>String dest = moveCoordinates[1];</text:p>
      <text:p text:style-name="P6"><text:s text:c="8"/>Result result = deplace(couleur, src, dest, ModeMvt.SIMU);</text:p>
      <text:p text:style-name="P6"><text:s text:c="8"/>if (result == Result.OK) {</text:p>
      <text:p text:style-name="P6"><text:s text:c="12"/>// Évaluation du coup courant</text:p>
      <text:p text:style-name="P6"><text:s text:c="12"/>int score = evaluate(couleur, currentDepth, maxDepth);</text:p>
      <text:p text:style-name="P6"><text:s text:c="12"/>if (score &gt; bestScore) {</text:p>
      <text:p text:style-name="P6"><text:s text:c="16"/>bestScore = score;</text:p>
      <text:p text:style-name="P6"><text:s text:c="16"/>bestMove[0] = src;</text:p>
      <text:p text:style-name="P6"><text:s text:c="16"/>bestMove[1] = dest;</text:p>
      <text:p text:style-name="P6"><text:soft-page-break/><text:s text:c="12"/>}</text:p>
      <text:p text:style-name="P6"><text:s text:c="12"/>undoMove(src, dest); // Annulation du coup</text:p>
      <text:p text:style-name="P6"><text:s text:c="8"/>}</text:p>
      <text:p text:style-name="P6"><text:s text:c="4"/>}</text:p>
      <text:p text:style-name="P6"/>
      <text:p text:style-name="P6"><text:s text:c="4"/>// Jouer le meilleur coup trouvé</text:p>
      <text:p text:style-name="P6"><text:s text:c="4"/>deplace(couleur, bestMove[0], bestMove[1], ModeMvt.REAL);</text:p>
      <text:p text:style-name="P6"/>
      <text:p text:style-name="P6"><text:s text:c="4"/>return bestMove;</text:p>
      <text:p text:style-name="P6">}</text:p>
      <text:p text:style-name="P6"/>
      <text:p text:style-name="P7">utilise la fonction evaluate</text:p>
      <text:p text:style-name="P7"/>
      <text:p text:style-name="P7"/>
      <text:p text:style-name="P7">IA7</text:p>
      <text:p text:style-name="P7"/>
      <text:p text:style-name="P7">Cette version parcoure toutes les positions de la grille, cherche tous les déplacements valides possibles pour un pion de la couleur spécifiée, et enregistre ces déplacements dans une liste. Si aucun déplacement valide n'est trouvé, la fonction renvoie "EXIT" pour indiquer la fin de la partie. Sinon, elle choisit un déplacement au hasard parmi les déplacements valides et renvoie "OK" avec les coordonnées du déplacement choisi.</text:p>
      <text:p text:style-name="P7"/>
      <text:p text:style-name="P7">Code</text:p>
      <text:p text:style-name="P7"/>
      <text:p text:style-name="P7">String[] jouerIA(char couleur) {</text:p>
      <text:p text:style-name="P7"><text:s text:c="4"/>String[] result = new String[2];</text:p>
      <text:p text:style-name="P7"><text:s text:c="4"/>List&lt;String&gt; moveList = new ArrayList&lt;&gt;();</text:p>
      <text:p text:style-name="P7"><text:s text:c="4"/>boolean foundMove = false;</text:p>
      <text:p text:style-name="P7"><text:s text:c="4"/>for (int i = 0; i &lt; SIZE; i++) {</text:p>
      <text:p text:style-name="P7"><text:s text:c="8"/>for (int j = 0; j &lt; SIZE; j++) {</text:p>
      <text:p text:style-name="P7"><text:s text:c="12"/>if (state[i][j] == couleur) {</text:p>
      <text:p text:style-name="P7"><text:s text:c="16"/>for (int k = 0; k &lt; SIZE; k++) {</text:p>
      <text:p text:style-name="P7"><text:s text:c="20"/>for (int l = 0; l &lt; SIZE; l++) {</text:p>
      <text:p text:style-name="P7"><text:s text:c="24"/>String source = "" + (char)(i + 'A') + j;</text:p>
      <text:p text:style-name="P7"><text:s text:c="24"/>String dest = "" + (char)(k + 'A') + l;</text:p>
      <text:p text:style-name="P7"><text:s text:c="24"/>if (deplace(couleur, source, dest, ModeMvt.SIMU) == Result.OK) {</text:p>
      <text:p text:style-name="P7"><text:s text:c="28"/>foundMove = true;</text:p>
      <text:p text:style-name="P7"><text:s text:c="28"/>moveList.add(source + " " + dest);</text:p>
      <text:p text:style-name="P7"><text:s text:c="24"/>}</text:p>
      <text:p text:style-name="P7"><text:s text:c="20"/>}</text:p>
      <text:p text:style-name="P7"><text:s text:c="16"/>}</text:p>
      <text:p text:style-name="P7"><text:s text:c="12"/>}</text:p>
      <text:p text:style-name="P7"><text:s text:c="8"/>}</text:p>
      <text:p text:style-name="P7"><text:s text:c="4"/>}</text:p>
      <text:p text:style-name="P7"><text:s text:c="4"/>if (!foundMove) {</text:p>
      <text:p text:style-name="P7"><text:s text:c="8"/>result[0] = "EXIT";</text:p>
      <text:p text:style-name="P7"><text:s text:c="8"/>return result;</text:p>
      <text:p text:style-name="P7"><text:s text:c="4"/>}</text:p>
      <text:p text:style-name="P7"><text:s text:c="4"/>int randIndex = new Random().nextInt(moveList.size());</text:p>
      <text:p text:style-name="P7"><text:s text:c="4"/>result[0] = "OK";</text:p>
      <text:p text:style-name="P7"><text:s text:c="4"/>result[1] = moveList.get(randIndex);</text:p>
      <text:p text:style-name="P7"><text:s text:c="4"/>return result;</text:p>
      <text:p text:style-name="P7"><text:soft-page-break/>}</text:p>
      <text:p text:style-name="P7"/>
      <text:p text:style-name="P7"/>
      <text:p text:style-name="P7"/>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6:56:07.944996316</meta:creation-date>
    <dc:date>2023-01-12T19:48:47.875393741</dc:date>
    <meta:editing-duration>PT1H41M37S</meta:editing-duration>
    <meta:editing-cycles>2</meta:editing-cycles>
    <meta:generator>LibreOffice/7.3.7.2$Linux_X86_64 LibreOffice_project/30$Build-2</meta:generator>
    <meta:document-statistic meta:table-count="0" meta:image-count="0" meta:object-count="0" meta:page-count="7" meta:paragraph-count="237" meta:word-count="1437" meta:character-count="10013" meta:non-whitespace-character-count="6977"/>
  </office:meta>
</office:document-meta>
</file>